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30000002C4255F8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71b26c" officeooo:paragraph-rsid="0071b26c"/>
    </style:style>
    <style:style style:name="P2" style:family="paragraph" style:parent-style-name="Standard">
      <style:text-properties officeooo:rsid="0065d306" officeooo:paragraph-rsid="0065d306"/>
    </style:style>
    <style:style style:name="P3" style:family="paragraph" style:parent-style-name="Text_20_body">
      <style:text-properties officeooo:rsid="0065d306" officeooo:paragraph-rsid="0065d306"/>
    </style:style>
    <style:style style:name="P4" style:family="paragraph" style:parent-style-name="Text_20_body">
      <style:text-properties officeooo:rsid="0065d306" officeooo:paragraph-rsid="006ec1a6"/>
    </style:style>
    <style:style style:name="P5" style:family="paragraph" style:parent-style-name="Text_20_body">
      <style:paragraph-properties fo:margin-left="0in" fo:margin-right="0in" fo:margin-top="0in" fo:margin-bottom="0in" style:contextual-spacing="false" fo:text-indent="0in" style:auto-text-indent="false"/>
      <style:text-properties officeooo:rsid="0065d306" officeooo:paragraph-rsid="006ec1a6"/>
    </style:style>
    <style:style style:name="P6" style:family="paragraph" style:parent-style-name="Text_20_body">
      <style:text-properties officeooo:rsid="0065d306" officeooo:paragraph-rsid="0074cc72"/>
    </style:style>
    <style:style style:name="P7" style:family="paragraph" style:parent-style-name="Text_20_body">
      <style:text-properties officeooo:rsid="0065d306" officeooo:paragraph-rsid="00765f7c"/>
    </style:style>
    <style:style style:name="P8" style:family="paragraph" style:parent-style-name="Text_20_body">
      <style:text-properties officeooo:rsid="0065d306" officeooo:paragraph-rsid="0076976b"/>
    </style:style>
    <style:style style:name="P9" style:family="paragraph" style:parent-style-name="Heading_20_2">
      <style:paragraph-properties fo:margin-left="0in" fo:margin-right="0in" fo:text-indent="0in" style:auto-text-indent="false"/>
      <style:text-properties officeooo:paragraph-rsid="006ec1a6"/>
    </style:style>
    <style:style style:name="P10" style:family="paragraph" style:parent-style-name="Heading_20_3">
      <style:paragraph-properties fo:margin-left="0in" fo:margin-right="0in" fo:text-indent="0in" style:auto-text-indent="false"/>
      <style:text-properties officeooo:paragraph-rsid="006ec1a6"/>
    </style:style>
    <style:style style:name="P11" style:family="paragraph" style:parent-style-name="Preformatted_20_Text">
      <style:paragraph-properties fo:margin-left="0in" fo:margin-right="0in" fo:margin-top="0in" fo:margin-bottom="0.1965in" style:contextual-spacing="false" fo:text-indent="0in" style:auto-text-indent="false"/>
      <style:text-properties officeooo:paragraph-rsid="006ec1a6"/>
    </style:style>
    <style:style style:name="P12" style:family="paragraph" style:parent-style-name="Preformatted_20_Text">
      <style:paragraph-properties fo:margin-left="0in" fo:margin-right="0in" fo:text-indent="0in" style:auto-text-indent="false"/>
      <style:text-properties officeooo:paragraph-rsid="006ec1a6"/>
    </style:style>
    <style:style style:name="P13" style:family="paragraph" style:parent-style-name="Text_20_body">
      <style:paragraph-properties fo:margin-left="0in" fo:margin-right="0in" fo:text-indent="0in" style:auto-text-indent="false"/>
      <style:text-properties officeooo:paragraph-rsid="006ec1a6"/>
    </style:style>
    <style:style style:name="P14" style:family="paragraph" style:parent-style-name="Horizontal_20_Line">
      <style:text-properties officeooo:paragraph-rsid="006ec1a6"/>
    </style:style>
    <style:style style:name="P15" style:family="paragraph" style:parent-style-name="Preformatted_20_Text">
      <style:text-properties officeooo:paragraph-rsid="006ec1a6"/>
    </style:style>
    <style:style style:name="P16" style:family="paragraph" style:parent-style-name="Text_20_body">
      <style:text-properties officeooo:paragraph-rsid="006ec1a6"/>
    </style:style>
    <style:style style:name="P17" style:family="paragraph" style:parent-style-name="Text_20_body">
      <style:paragraph-properties fo:margin-left="0in" fo:margin-right="0in" fo:text-indent="0in" style:auto-text-indent="false"/>
    </style:style>
    <style:style style:name="P18" style:family="paragraph" style:parent-style-name="Standard">
      <style:text-properties officeooo:rsid="000be1b8" officeooo:paragraph-rsid="000be1b8"/>
    </style:style>
    <style:style style:name="P19" style:family="paragraph" style:parent-style-name="Text_20_body">
      <style:text-properties officeooo:paragraph-rsid="0065d306"/>
    </style:style>
    <style:style style:name="P20" style:family="paragraph" style:parent-style-name="Text_20_body">
      <style:text-properties officeooo:rsid="0074cc72" officeooo:paragraph-rsid="0074cc72"/>
    </style:style>
    <style:style style:name="P21" style:family="paragraph" style:parent-style-name="Text_20_body">
      <style:paragraph-properties fo:margin-left="0in" fo:margin-right="0in" fo:text-indent="0in" style:auto-text-indent="false" style:writing-mode="lr-tb"/>
      <style:text-properties officeooo:paragraph-rsid="007c69c4"/>
    </style:style>
    <style:style style:name="P22" style:family="paragraph" style:parent-style-name="Text_20_body">
      <style:paragraph-properties fo:margin-left="0in" fo:margin-right="0in" fo:text-indent="0in" style:auto-text-indent="false"/>
      <style:text-properties officeooo:rsid="007c69c4" officeooo:paragraph-rsid="007c69c4"/>
    </style:style>
    <style:style style:name="P23" style:family="paragraph" style:parent-style-name="Text_20_body">
      <style:paragraph-properties fo:margin-left="0in" fo:margin-right="0in" fo:text-indent="0in" style:auto-text-indent="false"/>
      <style:text-properties officeooo:rsid="007def55" officeooo:paragraph-rsid="007def55"/>
    </style:style>
    <style:style style:name="P24" style:family="paragraph" style:parent-style-name="Text_20_body">
      <style:paragraph-properties fo:margin-left="0in" fo:margin-right="0in" fo:text-indent="0in" style:auto-text-indent="false"/>
      <style:text-properties officeooo:rsid="00808904" officeooo:paragraph-rsid="00808904"/>
    </style:style>
    <style:style style:name="P25" style:family="paragraph" style:parent-style-name="Text_20_body">
      <style:paragraph-properties fo:margin-left="0in" fo:margin-right="0in" fo:text-indent="0in" style:auto-text-indent="false"/>
      <style:text-properties officeooo:rsid="0081c410" officeooo:paragraph-rsid="0081c410"/>
    </style:style>
    <style:style style:name="P26" style:family="paragraph" style:parent-style-name="Title">
      <style:text-properties officeooo:paragraph-rsid="00718fb9"/>
    </style:style>
    <style:style style:name="P27" style:family="paragraph" style:parent-style-name="Heading_20_1">
      <style:paragraph-properties fo:break-before="page"/>
    </style:style>
    <style:style style:name="P28" style:family="paragraph" style:parent-style-name="Heading_20_1">
      <style:text-properties officeooo:rsid="0065d306"/>
    </style:style>
    <style:style style:name="P29" style:family="paragraph" style:parent-style-name="Preformatted_20_Text" style:list-style-name="L1">
      <style:paragraph-properties fo:margin-left="0in" fo:margin-right="0in" fo:margin-top="0in" fo:margin-bottom="0.1965in" style:contextual-spacing="false" fo:text-indent="0in" style:auto-text-indent="false"/>
      <style:text-properties officeooo:paragraph-rsid="006ec1a6"/>
    </style:style>
    <style:style style:name="P30" style:family="paragraph" style:parent-style-name="Preformatted_20_Text" style:list-style-name="L1">
      <style:paragraph-properties fo:margin-left="0in" fo:margin-right="0in" fo:text-indent="0in" style:auto-text-indent="false"/>
      <style:text-properties officeooo:paragraph-rsid="006ec1a6"/>
    </style:style>
    <style:style style:name="P31" style:family="paragraph" style:parent-style-name="Preformatted_20_Text" style:list-style-name="L1">
      <style:paragraph-properties fo:margin-top="0in" fo:margin-bottom="0.1965in" style:contextual-spacing="false"/>
      <style:text-properties officeooo:paragraph-rsid="006ec1a6"/>
    </style:style>
    <style:style style:name="P32" style:family="paragraph" style:parent-style-name="Preformatted_20_Text" style:list-style-name="L2">
      <style:paragraph-properties fo:margin-left="0in" fo:margin-right="0in" fo:margin-top="0in" fo:margin-bottom="0.1965in" style:contextual-spacing="false" fo:text-indent="0in" style:auto-text-indent="false"/>
      <style:text-properties officeooo:paragraph-rsid="006ec1a6"/>
    </style:style>
    <style:style style:name="P33" style:family="paragraph" style:parent-style-name="Preformatted_20_Text" style:list-style-name="L3">
      <style:paragraph-properties fo:margin-left="0in" fo:margin-right="0in" fo:margin-top="0in" fo:margin-bottom="0.1965in" style:contextual-spacing="false" fo:text-indent="0in" style:auto-text-indent="false"/>
      <style:text-properties officeooo:paragraph-rsid="00702388"/>
    </style:style>
    <style:style style:name="P34" style:family="paragraph" style:parent-style-name="Preformatted_20_Text" style:list-style-name="L3">
      <style:paragraph-properties fo:margin-left="0in" fo:margin-right="0in" fo:margin-top="0in" fo:margin-bottom="0.1965in" style:contextual-spacing="false" fo:text-indent="0in" style:auto-text-indent="false"/>
    </style:style>
    <style:style style:name="P35" style:family="paragraph" style:parent-style-name="Preformatted_20_Text" style:list-style-name="L7">
      <style:paragraph-properties fo:margin-top="0in" fo:margin-bottom="0.1965in" style:contextual-spacing="false"/>
      <style:text-properties officeooo:paragraph-rsid="006ec1a6"/>
    </style:style>
    <style:style style:name="P36" style:family="paragraph" style:parent-style-name="Preformatted_20_Text" style:list-style-name="L7">
      <style:paragraph-properties fo:margin-top="0in" fo:margin-bottom="0.1965in" style:contextual-spacing="false"/>
      <style:text-properties officeooo:paragraph-rsid="00702388"/>
    </style:style>
    <style:style style:name="P37" style:family="paragraph" style:parent-style-name="Preformatted_20_Text" style:list-style-name="L9">
      <style:paragraph-properties fo:margin-top="0in" fo:margin-bottom="0.1965in" style:contextual-spacing="false"/>
      <style:text-properties officeooo:paragraph-rsid="006ec1a6"/>
    </style:style>
    <style:style style:name="P38" style:family="paragraph" style:parent-style-name="Standard" style:list-style-name="L3">
      <style:paragraph-properties fo:margin-left="0in" fo:margin-right="0in" fo:text-indent="0in" style:auto-text-indent="false"/>
      <style:text-properties officeooo:paragraph-rsid="00702388"/>
    </style:style>
    <style:style style:name="P39" style:family="paragraph" style:parent-style-name="Text_20_body" style:list-style-name="L1">
      <style:paragraph-properties fo:margin-left="0in" fo:margin-right="0in" fo:text-indent="0in" style:auto-text-indent="false"/>
      <style:text-properties officeooo:paragraph-rsid="006ec1a6"/>
    </style:style>
    <style:style style:name="P40" style:family="paragraph" style:parent-style-name="Text_20_body" style:list-style-name="L1">
      <style:paragraph-properties fo:margin-top="0in" fo:margin-bottom="0in" style:contextual-spacing="false"/>
      <style:text-properties officeooo:paragraph-rsid="006ec1a6"/>
    </style:style>
    <style:style style:name="P41" style:family="paragraph" style:parent-style-name="Text_20_body" style:list-style-name="L1">
      <style:text-properties officeooo:paragraph-rsid="006ec1a6"/>
    </style:style>
    <style:style style:name="P42" style:family="paragraph" style:parent-style-name="Text_20_body" style:list-style-name="L2">
      <style:paragraph-properties fo:margin-left="0in" fo:margin-right="0in" fo:text-indent="0in" style:auto-text-indent="false"/>
      <style:text-properties officeooo:paragraph-rsid="006ec1a6"/>
    </style:style>
    <style:style style:name="P43" style:family="paragraph" style:parent-style-name="Text_20_body" style:list-style-name="L2">
      <style:paragraph-properties fo:margin-top="0in" fo:margin-bottom="0in" style:contextual-spacing="false"/>
      <style:text-properties officeooo:paragraph-rsid="006ec1a6"/>
    </style:style>
    <style:style style:name="P44" style:family="paragraph" style:parent-style-name="Text_20_body" style:list-style-name="L3"/>
    <style:style style:name="P45" style:family="paragraph" style:parent-style-name="Text_20_body" style:list-style-name="L3">
      <style:paragraph-properties fo:margin-left="0in" fo:margin-right="0in" fo:text-indent="0in" style:auto-text-indent="false"/>
      <style:text-properties officeooo:paragraph-rsid="00702388"/>
    </style:style>
    <style:style style:name="P46" style:family="paragraph" style:parent-style-name="Text_20_body" style:list-style-name="L3">
      <style:paragraph-properties fo:margin-left="0in" fo:margin-right="0in" fo:text-indent="0in" style:auto-text-indent="false"/>
    </style:style>
    <style:style style:name="P47" style:family="paragraph" style:parent-style-name="Text_20_body" style:list-style-name="L3">
      <style:paragraph-properties fo:margin-left="0in" fo:margin-right="0in" fo:text-indent="0in" style:auto-text-indent="false"/>
      <style:text-properties officeooo:rsid="00727d69" officeooo:paragraph-rsid="00727d69"/>
    </style:style>
    <style:style style:name="P48" style:family="paragraph" style:parent-style-name="Text_20_body" style:list-style-name="L4">
      <style:text-properties officeooo:rsid="00727d69" officeooo:paragraph-rsid="00727d69"/>
    </style:style>
    <style:style style:name="P49" style:family="paragraph" style:parent-style-name="Text_20_body" style:list-style-name="L5">
      <style:text-properties officeooo:paragraph-rsid="00702388"/>
    </style:style>
    <style:style style:name="P50" style:family="paragraph" style:parent-style-name="Text_20_body" style:list-style-name="L6">
      <style:text-properties officeooo:paragraph-rsid="00702388"/>
    </style:style>
    <style:style style:name="P51" style:family="paragraph" style:parent-style-name="Text_20_body" style:list-style-name="L8">
      <style:text-properties officeooo:paragraph-rsid="00702388"/>
    </style:style>
    <style:style style:name="P52" style:family="paragraph" style:parent-style-name="Text_20_body" style:list-style-name="L3">
      <style:paragraph-properties fo:margin-left="0in" fo:margin-right="0in" fo:text-indent="0in" style:auto-text-indent="false"/>
      <style:text-properties officeooo:rsid="00724a29" officeooo:paragraph-rsid="00724a29"/>
    </style:style>
    <style:style style:name="P53" style:family="paragraph" style:parent-style-name="Text_20_body" style:list-style-name="L10">
      <style:text-properties officeooo:rsid="00724a29" officeooo:paragraph-rsid="00724a29"/>
    </style:style>
    <style:style style:name="P54" style:family="paragraph" style:parent-style-name="Text_20_body" style:list-style-name="L11">
      <style:text-properties officeooo:paragraph-rsid="0071b26c"/>
    </style:style>
    <style:style style:name="P55" style:family="paragraph" style:parent-style-name="Text_20_body" style:list-style-name="L12">
      <style:text-properties officeooo:rsid="0077b1ed" officeooo:paragraph-rsid="0077b1ed"/>
    </style:style>
    <style:style style:name="P56" style:family="paragraph" style:parent-style-name="Text_20_body">
      <style:text-properties officeooo:rsid="0074cc72" officeooo:paragraph-rsid="0074cc72"/>
    </style:style>
    <style:style style:name="P57" style:family="paragraph" style:parent-style-name="Text_20_body">
      <style:text-properties officeooo:rsid="00765f7c" officeooo:paragraph-rsid="00765f7c"/>
    </style:style>
    <style:style style:name="P58" style:family="paragraph" style:parent-style-name="Text_20_body" style:list-style-name="L13">
      <style:paragraph-properties fo:margin-left="0in" fo:margin-right="0in" fo:text-indent="0in" style:auto-text-indent="false"/>
    </style:style>
    <style:style style:name="P59" style:family="paragraph" style:parent-style-name="Text_20_body">
      <style:paragraph-properties fo:margin-left="0in" fo:margin-right="0in" fo:text-indent="0in" style:auto-text-indent="false" style:writing-mode="lr-tb"/>
      <style:text-properties officeooo:rsid="007c69c4" officeooo:paragraph-rsid="007c69c4"/>
    </style:style>
    <style:style style:name="P60" style:family="paragraph" style:parent-style-name="Text_20_body">
      <style:paragraph-properties fo:margin-left="0in" fo:margin-right="0in" fo:text-indent="0in" style:auto-text-indent="false"/>
      <style:text-properties officeooo:rsid="0081c410" officeooo:paragraph-rsid="0081c410"/>
    </style:style>
    <style:style style:name="T1" style:family="text">
      <style:text-properties officeooo:rsid="0065d306"/>
    </style:style>
    <style:style style:name="T2" style:family="text">
      <style:text-properties fo:font-size="10pt" style:font-size-asian="10pt" style:font-size-complex="10pt"/>
    </style:style>
    <style:style style:name="T3" style:family="text">
      <style:text-properties fo:font-size="10pt" officeooo:rsid="006d880c" style:font-size-asian="10pt" style:font-size-complex="10pt"/>
    </style:style>
    <style:style style:name="T4" style:family="text">
      <style:text-properties fo:font-size="10pt" officeooo:rsid="0071b26c" style:font-size-asian="10pt" style:font-size-complex="10pt"/>
    </style:style>
    <style:style style:name="T5" style:family="text">
      <style:text-properties officeooo:rsid="006b8930"/>
    </style:style>
    <style:style style:name="T6" style:family="text">
      <style:text-properties officeooo:rsid="006ec1a6"/>
    </style:style>
    <style:style style:name="T7" style:family="text">
      <style:text-properties style:font-name="Liberation Serif" officeooo:rsid="006ec1a6"/>
    </style:style>
    <style:style style:name="T8" style:family="text">
      <style:text-properties style:font-name="Liberation Serif" fo:font-size="12pt" officeooo:rsid="006d880c" style:font-size-asian="12pt" style:font-size-complex="12pt"/>
    </style:style>
    <style:style style:name="T9" style:family="text">
      <style:text-properties officeooo:rsid="00702388"/>
    </style:style>
    <style:style style:name="T10" style:family="text">
      <style:text-properties style:font-name="Liberation Mono" fo:font-size="10pt" style:font-size-asian="10pt" style:font-size-complex="10pt"/>
    </style:style>
    <style:style style:name="T11" style:family="text">
      <style:text-properties officeooo:rsid="00747780"/>
    </style:style>
    <style:style style:name="T12" style:family="text">
      <style:text-properties officeooo:rsid="0074cc72"/>
    </style:style>
    <style:style style:name="T13" style:family="text">
      <style:text-properties officeooo:rsid="00765f7c"/>
    </style:style>
    <style:style style:name="T14" style:family="text">
      <style:text-properties officeooo:rsid="0076976b"/>
    </style:style>
    <style:style style:name="T15" style:family="text">
      <style:text-properties officeooo:rsid="0077b1ed"/>
    </style:style>
    <style:style style:name="T16" style:family="text">
      <style:text-properties officeooo:rsid="007c69c4"/>
    </style:style>
    <style:style style:name="T17" style:family="text">
      <style:text-properties officeooo:rsid="007def5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Notes for <text:line-break/>KrUltra Runners Hub <text:line-break/>development</text:p>
      <text:p text:style-name="P18"/>
      <text:h text:style-name="Heading_20_1" text:outline-level="1" text:is-list-header="true">Backup and Restore</text:h>
      <text:p text:style-name="P2"/>
      <text:p text:style-name="P4"><text:span text:style-name="T6">Y</text:span>ou don’t need GCS to get a full Firestore dump. For low-volume data you can simply pull everything via the Admin SDK (or a community tool) and write it to JSON on your local disk. Here are two easy approaches:</text:p>
      <text:p text:style-name="P14"/>
      <text:h text:style-name="P9" text:outline-level="2">1) Quick npm tool</text:h>
      <text:list text:style-name="L1">
        <text:list-item>
          <text:p text:style-name="P39">Create a service‐account key in the Firebase console and save it as </text:p>
          <text:p text:style-name="P29"><text:span text:style-name="Source_20_Text">serviceAccountKey.json</text:span></text:p>
          <text:p text:style-name="P40"> next to your project.</text:p>
        </text:list-item>
        <text:list-item>
          <text:p text:style-name="P39">Install the export/import utility (globally or in your project):</text:p>
          <text:p text:style-name="P29"><text:span text:style-name="Source_20_Text">npm install -g firestore-export-import</text:span></text:p>
        </text:list-item>
        <text:list-item>
          <text:p text:style-name="P39">Run a backup to a local folder:</text:p>
          <text:p text:style-name="P30"><text:span text:style-name="Source_20_Text">firestore-export-import \</text:span></text:p>
          <text:p text:style-name="P30"><text:span text:style-name="Source_20_Text"><text:s text:c="2"/>--accountCredentials ./serviceAccountKey.json \</text:span></text:p>
          <text:p text:style-name="P31"><text:span text:style-name="Source_20_Text"><text:s text:c="2"/>--backupPath ./local_firestore_backup</text:span></text:p>
          <text:p text:style-name="P41">This will create JSON files under </text:p>
          <text:p text:style-name="P29"><text:span text:style-name="Source_20_Text">local_firestore_backup/</text:span></text:p>
          <text:p text:style-name="P40">—one per collection.</text:p>
        </text:list-item>
        <text:list-item>
          <text:p text:style-name="P39">To restore, run the companion import command against your target project.</text:p>
        </text:list-item>
      </text:list>
      <text:h text:style-name="P9" text:outline-level="2">2) Custom Node script</text:h>
      <text:p text:style-name="P13">If you’d rather hand-roll a script, drop this in </text:p>
      <text:p text:style-name="P11"><text:span text:style-name="Source_20_Text">scripts/backupFirestore.js:</text:span></text:p>
      <text:p text:style-name="P12"><text:span text:style-name="Source_20_Text">// scripts/backupFirestore.js</text:span></text:p>
      <text:p text:style-name="P12"><text:span text:style-name="Source_20_Text">const fs = require('fs')</text:span></text:p>
      <text:p text:style-name="P12"><text:span text:style-name="Source_20_Text">const admin = require('firebase-admin')</text:span></text:p>
      <text:p text:style-name="P15"/>
      <text:p text:style-name="P12"><text:span text:style-name="Source_20_Text">// Initialize with your service account</text:span></text:p>
      <text:p text:style-name="P12"><text:span text:style-name="Source_20_Text">admin.initializeApp({</text:span></text:p>
      <text:p text:style-name="P12"><text:soft-page-break/><text:span text:style-name="Source_20_Text"><text:s text:c="2"/>credential: admin.credential.cert(require('../serviceAccountKey.json')),</text:span></text:p>
      <text:p text:style-name="P12"><text:span text:style-name="Source_20_Text">})</text:span></text:p>
      <text:p text:style-name="P12"><text:span text:style-name="Source_20_Text">const db = admin.firestore()</text:span></text:p>
      <text:p text:style-name="P15"/>
      <text:p text:style-name="P12"><text:span text:style-name="Source_20_Text">async function backup() {</text:span></text:p>
      <text:p text:style-name="P12"><text:span text:style-name="Source_20_Text"><text:s text:c="2"/>const out: Record&lt;string, any&gt; = {}</text:span></text:p>
      <text:p text:style-name="P12"><text:span text:style-name="Source_20_Text"><text:s text:c="2"/>const collections = await db.listCollections()</text:span></text:p>
      <text:p text:style-name="P12"><text:span text:style-name="Source_20_Text"><text:s text:c="2"/>for (const col of collections) {</text:span></text:p>
      <text:p text:style-name="P12"><text:span text:style-name="Source_20_Text"><text:s text:c="4"/>const snap = await col.get()</text:span></text:p>
      <text:p text:style-name="P12"><text:span text:style-name="Source_20_Text"><text:s text:c="4"/>out[col.id] = {}</text:span></text:p>
      <text:p text:style-name="P12"><text:span text:style-name="Source_20_Text"><text:s text:c="4"/>snap.forEach(doc =&gt; { out[col.id][doc.id] = doc.data() })</text:span></text:p>
      <text:p text:style-name="P12"><text:span text:style-name="Source_20_Text"><text:s text:c="2"/>}</text:span></text:p>
      <text:p text:style-name="P12"><text:span text:style-name="Source_20_Text"><text:s text:c="2"/>fs.writeFileSync(</text:span></text:p>
      <text:p text:style-name="P12"><text:span text:style-name="Source_20_Text"><text:s text:c="4"/>'./firestore_backup.json',</text:span></text:p>
      <text:p text:style-name="P12"><text:span text:style-name="Source_20_Text"><text:s text:c="4"/>JSON.stringify(out, null, 2),</text:span></text:p>
      <text:p text:style-name="P12"><text:span text:style-name="Source_20_Text"><text:s text:c="2"/>)</text:span></text:p>
      <text:p text:style-name="P12"><text:span text:style-name="Source_20_Text"><text:s text:c="2"/>console.log('Backup saved to firestore_backup.json')</text:span></text:p>
      <text:p text:style-name="P12"><text:span text:style-name="Source_20_Text">}</text:span></text:p>
      <text:p text:style-name="P15"/>
      <text:p text:style-name="P12"><text:span text:style-name="Source_20_Text">backup().catch(err =&gt; {</text:span></text:p>
      <text:p text:style-name="P12"><text:span text:style-name="Source_20_Text"><text:s text:c="2"/>console.error('Backup failed:', err)</text:span></text:p>
      <text:p text:style-name="P12"><text:span text:style-name="Source_20_Text"><text:s text:c="2"/>process.exit(1)</text:span></text:p>
      <text:p text:style-name="P11"><text:span text:style-name="Source_20_Text">})</text:span></text:p>
      <text:p text:style-name="P13">Then:</text:p>
      <text:p text:style-name="P12"><text:span text:style-name="Source_20_Text">npm install firebase-admin</text:span></text:p>
      <text:p text:style-name="P11"><text:span text:style-name="Source_20_Text">node scripts/backupFirestore.js</text:span></text:p>
      <text:p text:style-name="P13">That writes a single </text:p>
      <text:p text:style-name="P11"><text:span text:style-name="Source_20_Text">firestore_backup.json</text:span></text:p>
      <text:p text:style-name="P16"> with every collection’s data.</text:p>
      <text:p text:style-name="P14"/>
      <text:h text:style-name="P10" text:outline-level="3">Restore plan</text:h>
      <text:list text:style-name="L2">
        <text:list-item>
          <text:p text:style-name="P42">To rehydrate you can write a similar “import” script that reads the JSON and does </text:p>
          <text:p text:style-name="P32"><text:span text:style-name="Source_20_Text">db.collection(col).doc(id).set(data)</text:span></text:p>
          <text:p text:style-name="P43">.</text:p>
        </text:list-item>
        <text:list-item>
          <text:p text:style-name="P42">Keep your backup JSON files (or folder) safe—e.g. commit to a private repo, or copy to an external drive.</text:p>
        </text:list-item>
      </text:list>
      <text:p text:style-name="P13">Both methods avoid GCS entirely and give you a local, point-in-time snapshot that you can restore or inspect at will.</text:p>
      <text:p text:style-name="P5"/>
      <text:p text:style-name="P2"/>
      <text:p text:style-name="P2"/>
      <text:p text:style-name="P3"/>
      <text:h text:style-name="P27" text:outline-level="1">Production-rollout standard plan</text:h>
      <text:p text:style-name="P3"><text:span text:style-name="T5">H</text:span>ere’s a recommended production‐rollout plan. <text:span text:style-name="T15">Firebase is able to handle ‘hot’ rollouts, meaning we can to continuous deployment without stopping and production systems. </text:span></text:p>
      <text:list xml:id="list3122016374" text:style-name="L3">
        <text:list-item>
          <text:p text:style-name="P38"><text:span text:style-name="T6">Switch to </text:span><text:span text:style-name="T15">alias prod for firebase</text:span><text:span text:style-name="T6">:</text:span></text:p>
          <text:p text:style-name="P33"><text:span text:style-name="Source_20_Text"><text:span text:style-name="T6">fire</text:span></text:span><text:span text:style-name="Source_20_Text"><text:span text:style-name="T15">base</text:span></text:span><text:span text:style-name="Source_20_Text"><text:span text:style-name="T6"> use prod</text:span></text:span></text:p>
        </text:list-item>
        <text:list-item>
          <text:p text:style-name="P47">Pause test environment</text:p>
        </text:list-item>
      </text:list>
      <text:list text:style-name="L4">
        <text:list-item>
          <text:list>
            <text:list-item>
              <text:p text:style-name="P48">Consider closing emulator and test servers to avoid confusion</text:p>
            </text:list-item>
            <text:list-item>
              <text:p text:style-name="P48">Go to google cloud scheduler for runnershubtest and pause shceduled functions if you want to prevent them from running while you work with prod</text:p>
            </text:list-item>
          </text:list>
        </text:list-item>
      </text:list>
      <text:list xml:id="list81738793148038" text:continue-list="list3122016374" text:style-name="L3">
        <text:list-item>
          <text:p text:style-name="P45">Prep &amp; Backup</text:p>
        </text:list-item>
      </text:list>
      <text:list text:style-name="L5">
        <text:list-item>
          <text:list>
            <text:list-item>
              <text:p text:style-name="P49">Firestore export:<text:line-break/><text:span text:style-name="Source_20_Text"><text:span text:style-name="T2">node scripts/backupFirestore.js</text:span></text:span><text:line-break/>– Verify files wrote correctly</text:p>
            </text:list-item>
            <text:list-item>
              <text:p text:style-name="P49">Restore <text:span text:style-name="T9">(if needed – see also README.md):</text:span><text:line-break/><text:span text:style-name="Source_20_Text"><text:span text:style-name="T2">node scripts/backupFirestore.js</text:span></text:span></text:p>
            </text:list-item>
          </text:list>
        </text:list-item>
      </text:list>
      <text:list xml:id="list81739697206116" text:continue-list="list81738793148038" text:style-name="L3">
        <text:list-header>
          <text:p text:style-name="P44">– Keep last 3–5 exports in case of rollback</text:p>
        </text:list-header>
        <text:list-item>
          <text:p text:style-name="P45">Lock &amp; Audit Security Rules</text:p>
        </text:list-item>
      </text:list>
      <text:list text:style-name="L6">
        <text:list-item>
          <text:list>
            <text:list-item>
              <text:p text:style-name="P50"><text:span text:style-name="Source_20_Text"><text:span text:style-name="T2">firebase deploy --only firestore:rules</text:span></text:span></text:p>
            </text:list-item>
          </text:list>
        </text:list-item>
      </text:list>
      <text:list xml:id="list81739899374389" text:continue-list="list81739697206116" text:style-name="L3">
        <text:list-item>
          <text:p text:style-name="P45">Environment Variables</text:p>
        </text:list-item>
      </text:list>
      <text:list text:style-name="L7">
        <text:list-item>
          <text:list>
            <text:list-item>
              <text:p text:style-name="P35">Bump version <text:span text:style-name="T6">in .env.production, </text:span>e.g. <text:span text:style-name="Source_20_Text">REACT_APP_VERSION=</text:span><text:span text:style-name="Source_20_Text"><text:span text:style-name="T9">3.3.0</text:span></text:span></text:p>
            </text:list-item>
            <text:list-item>
              <text:p text:style-name="P36"><text:span text:style-name="Source_20_Text"><text:span text:style-name="T9">Make sure emulator is set to false</text:span></text:span></text:p>
            </text:list-item>
          </text:list>
        </text:list-item>
      </text:list>
      <text:list xml:id="list81739876713196" text:continue-list="list81739899374389" text:style-name="L3">
        <text:list-item>
          <text:p text:style-name="P45">Cloud Functions</text:p>
        </text:list-item>
      </text:list>
      <text:list text:style-name="L8">
        <text:list-item>
          <text:list>
            <text:list-item>
              <text:p text:style-name="P51">Deploy functions:<text:line-break/><text:span text:style-name="Source_20_Text"><text:span text:style-name="T3">cd ./functions<text:line-break/></text:span></text:span><text:span text:style-name="Source_20_Text"><text:span text:style-name="T2">firebase deploy --only functions</text:span></text:span></text:p>
            </text:list-item>
          </text:list>
        </text:list-item>
      </text:list>
      <text:list text:style-name="L9">
        <text:list-item>
          <text:list>
            <text:list-item>
              <text:p text:style-name="P37"><text:span text:style-name="Source_20_Text"><text:span text:style-name="T8">Check functions are ok in the firebase console, functions panel:<text:line-break/></text:span></text:span><text:span text:style-name="Source_20_Text"><text:span text:style-name="T7">Click</text:span></text:span><draw:frame draw:style-name="fr1" draw:name="Image1" text:anchor-type="char" svg:x="6.3547in" svg:y="-0.0854in" svg:width="0.1953in" svg:height="0.2453in" draw:z-index="0"><draw:image xlink:href="Pictures/10000001000000230000002C4255F8F8.png" xlink:type="simple" xlink:show="embed" xlink:actuate="onLoad" draw:mime-type="image/png"/></draw:frame><text:span text:style-name="Source_20_Text"><text:span text:style-name="T7"> the three dots to the right of a function record to go to the google cloud scheduler (GCS). Check that the schedules are correct for scheduled jobs. Go to </text:span></text:span><text:a xlink:type="simple" xlink:href="https://console.cloud.google.com/functions" text:style-name="Internet_20_link" text:visited-style-name="Visited_20_Internet_20_Link"><text:span text:style-name="Source_20_Text"><text:span text:style-name="T7">https://console.cloud.google.com/functions</text:span></text:span></text:a><text:span text:style-name="Source_20_Text"><text:span text:style-name="T7"> to get access to console logs for each function (click on the function name), choose LOGS tab. </text:span></text:span></text:p>
            </text:list-item>
          </text:list>
        </text:list-item>
      </text:list>
      <text:list xml:id="list81740261268845" text:continue-list="list81739876713196" text:style-name="L3">
        <text:list-item>
          <text:p text:style-name="P52">Update db indexes</text:p>
        </text:list-item>
      </text:list>
      <text:list text:style-name="L10">
        <text:list-item>
          <text:list>
            <text:list-item>
              <text:p text:style-name="P53">Update/create new indexes if needed:<text:line-break/><text:span text:style-name="T10">npx firebase deploy --only firestore:indexes --project runnershub-62442</text:span></text:p>
            </text:list-item>
          </text:list>
        </text:list-item>
      </text:list>
      <text:list xml:id="list81740558506425" text:continue-list="list81740261268845" text:style-name="L3">
        <text:list-item>
          <text:p text:style-name="P45">Client Build &amp; Deploy</text:p>
        </text:list-item>
      </text:list>
      <text:list text:style-name="L11">
        <text:list-item>
          <text:list>
            <text:list-item>
              <text:p text:style-name="P54"><text:span text:style-name="T6">When done with local testing, </text:span><text:span text:style-name="T9">d</text:span>eploy to hosting (Firebase Hosting):<text:line-break/><text:span text:style-name="Source_20_Text"><text:span text:style-name="T4">npm deploy</text:span></text:span><text:span text:style-name="Source_20_Text"><text:span text:style-name="T4"><text:note text:id="ftn1" text:note-class="footnote"><text:note-citation>1</text:note-citation><text:note-body><text:p text:style-name="P1">Runs script: npm run build &amp;&amp; firebase deploy --only hosting --project runnershub-62442</text:p></text:note-body></text:note></text:span></text:span></text:p>
            </text:list-item>
          </text:list>
        </text:list-item>
      </text:list>
      <text:list text:continue-list="list81740558506425" text:style-name="L3">
        <text:list-item>
          <text:p text:style-name="P46"><text:soft-page-break/>End-to-End &amp; Smoke Tests<text:line-break/>• Sign-up flow<text:line-break/>– New registration (spots available)<text:line-break/>– Filling summary, payment info, terms<text:line-break/>• Waiting-list flow<text:line-break/>– Exhaust max spots, then confirm waiting-list checkbox appears<text:line-break/>– Set expiry date, submit, see “waiting-list” in admin panel<text:line-break/>• Admin panel<text:line-break/>– Generate test registrations; verify counts and waiting-list summary<text:line-break/>• Cross-browser spot-checks (Chrome, Firefox, Safari mobile)</text:p>
        </text:list-item>
        <text:list-item>
          <text:p text:style-name="P46">Monitoring &amp; Rollback<text:line-break/>• Enable function logs / error alerts (Cloud Logging, Sentry, etc.)<text:line-break/>• Post-deploy sanity script: fetch counts via the API and compare to expectations<text:line-break/>• If anything breaks:<text:line-break/>– Deploy previous Git tag (</text:p>
          <text:p text:style-name="P34"><text:span text:style-name="Source_20_Text">firebase deploy</text:span></text:p>
          <text:p text:style-name="P44"> or your CI rollback step)<text:line-break/>– Optionally reimport Firestore export</text:p>
        </text:list-item>
        <text:list-item>
          <text:p text:style-name="P46">Post-Release<text:line-break/>• Announce version bump internally<text:line-break/>• Monitor for user feedback/bugs over 24–48 h<text:line-break/>• Merge any hotfix branches promptly and follow same deployment checklist</text:p>
        </text:list-item>
      </text:list>
      <text:list text:style-name="L12">
        <text:list-item>
          <text:list>
            <text:list-item>
              <text:p text:style-name="P55">firebase use test</text:p>
            </text:list-item>
            <text:list-item>
              <text:p text:style-name="P55">update all git repos and make a commit noting the version in production</text:p>
            </text:list-item>
            <text:list-item>
              <text:p text:style-name="P55">deploy same version to test that is now in prod</text:p>
            </text:list-item>
            <text:list-item>
              <text:p text:style-name="P55">update documentation</text:p>
            </text:list-item>
          </text:list>
        </text:list-item>
      </text:list>
      <text:p text:style-name="P2"/>
      <text:p text:style-name="P19"><text:span text:style-name="T15">Note: </text:span><text:span text:style-name="T1">What happens to users that are active? <text:s/></text:span><text:span text:style-name="T9">U</text:span>sers in the middle of registration won’t lose their work or see errors just because you pushed a new build. They’ll finish on the code they loaded, and any new API calls they make after reloading will hit the updated version. </text:p>
      <text:p text:style-name="P2"/>
      <text:p text:style-name="P2"/>
      <text:p text:style-name="P2">---</text:p>
      <text:p text:style-name="P2"/>
      <text:h text:style-name="Heading_20_1" text:outline-level="1">Users administration</text:h>
      <text:p text:style-name="P20">We are going to add on to user management. </text:p>
      <text:p text:style-name="P6">The <text:span text:style-name="T12">basic </text:span>user data is in the collection users, <text:span text:style-name="T12">and is handled solely by the auth function</text:span>. <text:span text:style-name="T12">We want to suplement the standard logon info with more information about the users that we collect from their registrations. Let’s put the extra data in a separate collection called userData for separation of concerns.</text:span></text:p>
      <text:p text:style-name="P20"><text:soft-page-break/>The userData collection should incorporate a field for userId so we can crosslink with the user collection. I suppose we could have used email as the link as well, what do you think is best? Could we have authentication of users that lack the email? If not I assume email is also fine since we will only allow one user per email anyway. </text:p>
      <text:p text:style-name="P20">The userData documents will probably be expanded in the future, but for now let’s start with the following:</text:p>
      <text:p text:style-name="P6">- <text:span text:style-name="T11">events (</text:span><text:span text:style-name="T12">an </text:span><text:span text:style-name="T11">array </text:span><text:span text:style-name="T12">of </text:span><text:span text:style-name="T11">editionId </text:span><text:span text:style-name="T12">elements for the events/editions the user has registered for</text:span><text:span text:style-name="T11">)</text:span></text:p>
      <text:p text:style-name="P6">- <text:span text:style-name="T11">dateOfBirth</text:span></text:p>
      <text:p text:style-name="P20">- firstName</text:p>
      <text:p text:style-name="P6">- <text:span text:style-name="T12">lastName</text:span></text:p>
      <text:p text:style-name="P6">- <text:span text:style-name="T12">nationality</text:span></text:p>
      <text:p text:style-name="P6">- <text:span text:style-name="T12">phoneCountryCode</text:span></text:p>
      <text:p text:style-name="P6">- <text:span text:style-name="T12">phoneNumber</text:span></text:p>
      <text:p text:style-name="P6">- <text:span text:style-name="T12">representing</text:span></text:p>
      <text:p text:style-name="P6"><text:span text:style-name="T12">Let’s start by m</text:span>ak<text:span text:style-name="T12">ing</text:span> an admin panel for "Users". </text:p>
      <text:p text:style-name="P7">On top of the panel, <text:span text:style-name="T13">under the heading “User Management”</text:span> should be “<text:span text:style-name="T13">Number of users: X <text:s/>- With extended user data: Y” where X is the number of users in the users collection and Y in the userData collection. </text:span></text:p>
      <text:p text:style-name="P7"><text:span text:style-name="T13">Then there should be </text:span>a button to "Update User Data from Event <text:span text:style-name="T13">Data</text:span>". If the button is pushed, the admin should <text:span text:style-name="T11">see a </text:span><text:span text:style-name="T13">popup with a </text:span><text:span text:style-name="T11">message saying “Updating the user data from event data should be done after the event is finished and fully updated to make sure the correct and final user data are being recorded in the user database.” and then </text:span>a dropdown <text:span text:style-name="T13">selector </text:span>populated <text:span text:style-name="T13">where he can choose from </text:span>all the different editions (editionId) that exists in <text:span text:style-name="T13">the </text:span>registrations collection. <text:span text:style-name="T13">After the selection is made and “Update User Data” is pressed, we should f</text:span><text:span text:style-name="T11">etch data from the registrations with the selected editionID and copy </text:span><text:span text:style-name="T13">the relevant </text:span><text:span text:style-name="T11">user data to the userData collection. </text:span><text:span text:style-name="T13">We should o</text:span><text:span text:style-name="T11">verwrite existing values, except for the events array where we want to keep track of all the events the user has registered for. </text:span><text:span text:style-name="T13">Make sure we don’t add the editionID to a users events array if it is there already. It is very possible that the editionId is already in the userData since we allow the admin to run the update as often as he likes.</text:span></text:p>
      <text:p text:style-name="P7"><text:span text:style-name="T12">Below the </text:span><text:span text:style-name="T13">button in the Users panel we should show a table with users from the users collection </text:span>In the table, show columns:<text:line-break/>- lastLogin (sort<text:span text:style-name="T13">ed</text:span> descending, format: dd/mm/yyyy hh:mm)<text:line-break/>- email<text:line-break/>- and a button to go to details view for <text:span text:style-name="T13">each </text:span>user.</text:p>
      <text:p text:style-name="P57">When ‘details’ is pressed we should show a popup with all data for that user, including all fields from users (read only) and all extra fields from userData (editable). </text:p>
      <text:p text:style-name="P8"><text:span text:style-name="T13">Below the table should be buttons to </text:span><text:span text:style-name="T14">Save and Delete (with obvious functionality).</text:span></text:p>
      <text:p text:style-name="P8"/>
      <text:h text:style-name="P28" text:outline-level="1"><text:soft-page-break/>---</text:h>
      <text:p text:style-name="Text_20_body"/>
      <text:p text:style-name="P17">I think we need more logging in the function to follow it's execution. I have made a collection called eventEditions, and inserted a document with id mo-2025, and added a resultTypes array with values "scratch", "gender" and "AGG". The function should find the latter, and then calculate the AGG times. The timeGradingFactors collection is also present with </text:p>
      <text:p text:style-name="P17"/>
      <text:p text:style-name="P17"/>
      <text:p text:style-name="P17">---</text:p>
      <text:p text:style-name="P23">Let’s get back to the plan we had. I repeat (leaving out what is already done or is now irrelevant or wrong):</text:p>
      <text:p text:style-name="P22">Your plan:</text:p>
      <text:list text:style-name="L13">
        <text:list-item>
          <text:p text:style-name="P58">Age-Graded Calculations &amp; Trigger Function<text:line-break/><text:span text:style-name="T16">[done]</text:span><text:line-break/>• Include a results status flag field that the admin can set to indicate whether the results are 'incomplete', 'preliminary', or 'final'. </text:p>
        </text:list-item>
        <text:list-item>
          <text:p text:style-name="P58">Results Presentation &amp; Status Messaging<text:line-break/>• Develop a dedicated dashboard or results page for viewing race results.<text:line-break/>• Depending on the status flag stored with each result, display an appropriate message at the top of the page. For instance:<text:line-break/>– “NB: Resultatene er ufullstendige!” when status is incomplete<text:line-break/>– “Resultatene er uoffisielle og kan bli gjenstand for endringer” when <text:span text:style-name="T17">status is </text:span>preliminary<text:line-break/>– “Resultatene er ferdige. Vennligst meld fra hvis du ser noe som er galt.” when <text:span text:style-name="T17">status is </text:span>final<text:line-break/>• This page should allow for dynamic filtering and sorting using a data grid component, so that users can quickly narrow down a view based on criteria, like gender, age group, or specific graded timings.</text:p>
        </text:list-item>
        <text:list-item>
          <text:p text:style-name="P58">Flexible CSV Report Generation with Standard Filters<text:line-break/>• Embed standard filter buttons at the top of the results page. Each button will:<text:line-break/>– Preconfigure the view – selecting a specific set of columns, setting filter values (for example, a button for “NFIF resultatrapport”), and configuring sort order.<text:line-break/>• Implement a “Last ned” (Download) button that, when clicked, generates a CSV file from the currently displayed results.<text:line-break/>• To support different CSV delimiters (e.g. semicolon for NFIF reports), provide a popup or configuration option in the download workflow. Users could choose between comma- or semicolon-delimited formats.<text:line-break/>• For the NFIF report format specifically, ensure the CSV columns follow the required order, for example:<text:line-break/>Startnummer;Fornavn;Etternavn;Fødselsdato;Kjønn;Klubb;Nasjonalitet;Øvelse;Klasse;Starttid;Punkt;Slutttid;ExitStatus;Plassering<text:line-break/><text:soft-page-break/>• Build logic that “extracts” the proper columns (or transforms the internal results structure) into the right format for download, reflecting the current filtering and sorting settings.</text:p>
        </text:list-item>
      </text:list>
      <text:p text:style-name="P17">M<text:span text:style-name="T16">y comments:</text:span></text:p>
      <text:p text:style-name="P21">1) <text:span text:style-name="T16">I have added a field eventEditions.mo-2025.resultsStatus which </text:span><text:span text:style-name="T17">keeps the value ‘incomplete’, ‘prelimenary’ or ‘final’</text:span></text:p>
      <text:p text:style-name="P59">2) should be checked when results are displayed to determine what explanatory text to show.</text:p>
      <text:p text:style-name="P21">3) Remember to include some basic instructions for the user. And implement a visual sign when one of the buttons have been pressed, and keep this visual indicator until either another button is pressed or the user manually edits the report (filters, sorting).</text:p>
      <text:p text:style-name="P17"/>
      <text:p text:style-name="P17"/>
      <text:p text:style-name="P17">---</text:p>
      <text:p text:style-name="P17"/>
      <text:p text:style-name="P24">Let’s add another event to the home page: <text:line-break/>Title: Meråker Mountain Challenge 2025<text:line-break/>Subtitle: NM terrengultra 2025. Og distanser fra 8 km til 161 km, inkludert 8 km med trekkhund.</text:p>
      <text:p text:style-name="P24">Link: https://mmctrail.no<text:line-break/></text:p>
      <text:p text:style-name="P24"/>
      <text:p text:style-name="P25">notStarted</text:p>
      <text:p text:style-name="P25">ongoing</text:p>
      <text:p text:style-name="P25">waiting</text:p>
      <text:p text:style-name="P25">incomplete</text:p>
      <text:p text:style-name="P25">preliminary</text:p>
      <text:p text:style-name="P25">unofficial</text:p>
      <text:p text:style-name="P25">final</text:p>
      <text:p text:style-name="P25">cancelled</text:p>
      <text:p text:style-name="P25"/>
      <text:p text:style-name="P25"/>
      <text:p text:style-name="P25">---</text:p>
      <text:p text:style-name="P25"/>
      <text:p text:style-name="P25">We are struggeling a lot with the results page, and I think we need to take a step back and consider how we can make the logic simpler and reduce both the size and complexity of the code. Let's first do more pre-processing so that the results page can be reduced to a more simple display function <text:soft-page-break/>with less calculations and logic. I think the right time and place to calculate results is when we import new timing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12:33:06.133641303</meta:creation-date>
    <dc:date>2025-05-11T08:17:38.564744597</dc:date>
    <meta:editing-duration>P2DT2H48M44S</meta:editing-duration>
    <meta:editing-cycles>8</meta:editing-cycles>
    <meta:generator>LibreOffice/24.2.7.2$Linux_X86_64 LibreOffice_project/420$Build-2</meta:generator>
    <meta:document-statistic meta:table-count="0" meta:image-count="1" meta:object-count="0" meta:page-count="8" meta:paragraph-count="137" meta:word-count="1817" meta:character-count="11473" meta:non-whitespace-character-count="9757"/>
  </office:meta>
</office:document-meta>
</file>